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14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41" table:default-cell-style-name="Default"/>
        <table:table-row table:style-name="ro1" table:number-rows-repeated="4">
          <table:table-cell table:number-columns-repeated="50"/>
        </table:table-row>
        <table:table-row table:style-name="ro1">
          <table:table-cell office:value-type="string" calcext:value-type="string">
            <text:p>#N_fit-data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style-name="ce1"/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137" calcext:value-type="float">
            <text:p>6137</text:p>
          </table:table-cell>
          <table:table-cell table:style-name="ce2" table:formula="of:=SQRT([.E6])" office:value-type="float" office:value="78.3390068867355" calcext:value-type="float">
            <text:p>78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style-name="ce2" table:formula="of:=SQRT([.L6])" office:value-type="float" office:value="18.2482875908947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table:style-name="ce2" table:formula="of:=SQRT([.R6])" office:value-type="float" office:value="25.884358211089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676" calcext:value-type="float">
            <text:p>1676</text:p>
          </table:table-cell>
          <table:table-cell table:style-name="ce2" table:formula="of:=SQRT([.X6])" office:value-type="float" office:value="40.9389789809174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3350" calcext:value-type="float">
            <text:p>3350</text:p>
          </table:table-cell>
          <table:table-cell table:style-name="ce2" table:formula="of:=SQRT([.AD6])" office:value-type="float" office:value="57.8791845139511" calcext:value-type="float">
            <text:p>58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691" calcext:value-type="float">
            <text:p>6691</text:p>
          </table:table-cell>
          <table:table-cell table:style-name="ce2" table:formula="of:=SQRT([.AJ6])" office:value-type="float" office:value="81.7985329941803" calcext:value-type="float">
            <text:p>82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13385" calcext:value-type="float">
            <text:p>13385</text:p>
          </table:table-cell>
          <table:table-cell table:style-name="ce2" table:formula="of:=SQRT([.AP6])" office:value-type="float" office:value="115.693560754262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26738" calcext:value-type="float">
            <text:p>26738</text:p>
          </table:table-cell>
          <table:table-cell table:style-name="ce2" table:formula="of:=SQRT([.AV6])" office:value-type="float" office:value="163.517583152394" calcext:value-type="float">
            <text:p>1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1036" calcext:value-type="float">
            <text:p>1036</text:p>
          </table:table-cell>
          <table:table-cell office:value-type="float" office:value="1052" calcext:value-type="float">
            <text:p>1052</text:p>
          </table:table-cell>
          <table:table-cell table:style-name="ce2" table:formula="of:=SQRT([.E7])" office:value-type="float" office:value="32.4345494804537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L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R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X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D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J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P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V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531" calcext:value-type="float">
            <text:p>1531</text:p>
          </table:table-cell>
          <table:table-cell office:value-type="float" office:value="2077" calcext:value-type="float">
            <text:p>2077</text:p>
          </table:table-cell>
          <table:table-cell table:style-name="ce2" table:formula="of:=SQRT([.E8])" office:value-type="float" office:value="45.5741154604234" calcext:value-type="float">
            <text:p>46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L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R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X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D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J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P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V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400" calcext:value-type="float">
            <text:p>1400</text:p>
          </table:table-cell>
          <table:table-cell office:value-type="float" office:value="2077" calcext:value-type="float">
            <text:p>2077</text:p>
          </table:table-cell>
          <table:table-cell table:style-name="ce2" table:formula="of:=SQRT([.E9])" office:value-type="float" office:value="45.5741154604234" calcext:value-type="float">
            <text:p>46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L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R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X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D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J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P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V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0"/>
        </table:table-row>
        <table:table-row table:style-name="ro1">
          <table:table-cell table:number-columns-repeated="9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 table:style-name="ce1"/>
          <table:table-cell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table:style-name="ce2" table:formula="of:=SQRT([.L12])" office:value-type="float" office:value="19.9749843554382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547" calcext:value-type="float">
            <text:p>547</text:p>
          </table:table-cell>
          <table:table-cell table:style-name="ce2" table:formula="of:=SQRT([.R12])" office:value-type="float" office:value="23.38803112705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407" calcext:value-type="float">
            <text:p>1407</text:p>
          </table:table-cell>
          <table:table-cell table:style-name="ce2" table:formula="of:=SQRT([.X12])" office:value-type="float" office:value="37.5099986670221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2862" calcext:value-type="float">
            <text:p>2862</text:p>
          </table:table-cell>
          <table:table-cell table:style-name="ce2" table:formula="of:=SQRT([.AD12])" office:value-type="float" office:value="53.497663500381" calcext:value-type="float">
            <text:p>53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503" calcext:value-type="float">
            <text:p>6503</text:p>
          </table:table-cell>
          <table:table-cell table:style-name="ce2" table:formula="of:=SQRT([.AJ12])" office:value-type="float" office:value="80.641180546914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4281" calcext:value-type="float">
            <text:p>4281</text:p>
          </table:table-cell>
          <table:table-cell table:style-name="ce2" table:formula="of:=SQRT([.AP12])" office:value-type="float" office:value="65.4293512118224" calcext:value-type="float">
            <text:p>65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8535" calcext:value-type="float">
            <text:p>8535</text:p>
          </table:table-cell>
          <table:table-cell table:style-name="ce2" table:formula="of:=SQRT([.AV12])" office:value-type="float" office:value="92.3850637278559" calcext:value-type="float">
            <text:p>92</text:p>
          </table:table-cell>
          <table:table-cell office:value-type="float" office:value="13797" calcext:value-type="float">
            <text:p>137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2017" calcext:value-type="float">
            <text:p>2017</text:p>
          </table:table-cell>
          <table:table-cell office:value-type="float" office:value="1700" calcext:value-type="float">
            <text:p>1700</text:p>
          </table:table-cell>
          <table:table-cell table:style-name="ce2" table:formula="of:=SQRT([.E13])" office:value-type="float" office:value="41.2310562561766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L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R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X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J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P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V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table:style-name="ce2" table:formula="of:=SQRT([.E14])" office:value-type="float" office:value="17.0880074906351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2" table:formula="of:=SQRT([.L14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7" calcext:value-type="float">
            <text:p>137</text:p>
          </table:table-cell>
          <table:table-cell office:value-type="float" office:value="260" calcext:value-type="float">
            <text:p>260</text:p>
          </table:table-cell>
          <table:table-cell table:style-name="ce2" table:formula="of:=SQRT([.R14])" office:value-type="float" office:value="16.1245154965971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362" calcext:value-type="float">
            <text:p>362</text:p>
          </table:table-cell>
          <table:table-cell office:value-type="float" office:value="632" calcext:value-type="float">
            <text:p>632</text:p>
          </table:table-cell>
          <table:table-cell table:style-name="ce2" table:formula="of:=SQRT([.X14])" office:value-type="float" office:value="25.1396101799531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766" calcext:value-type="float">
            <text:p>766</text:p>
          </table:table-cell>
          <table:table-cell office:value-type="float" office:value="1254" calcext:value-type="float">
            <text:p>1254</text:p>
          </table:table-cell>
          <table:table-cell table:style-name="ce2" table:formula="of:=SQRT([.AD14])" office:value-type="float" office:value="35.4118624192515" calcext:value-type="float">
            <text:p>3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531" calcext:value-type="float">
            <text:p>1531</text:p>
          </table:table-cell>
          <table:table-cell office:value-type="float" office:value="1718" calcext:value-type="float">
            <text:p>1718</text:p>
          </table:table-cell>
          <table:table-cell table:style-name="ce2" table:formula="of:=SQRT([.AJ14])" office:value-type="float" office:value="41.4487635521254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3065" calcext:value-type="float">
            <text:p>3065</text:p>
          </table:table-cell>
          <table:table-cell office:value-type="float" office:value="3290" calcext:value-type="float">
            <text:p>3290</text:p>
          </table:table-cell>
          <table:table-cell table:style-name="ce2" table:formula="of:=SQRT([.AP14])" office:value-type="float" office:value="57.3585215988" calcext:value-type="float">
            <text:p>5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5" calcext:value-type="float">
            <text:p>6055</text:p>
          </table:table-cell>
          <table:table-cell office:value-type="float" office:value="6558" calcext:value-type="float">
            <text:p>6558</text:p>
          </table:table-cell>
          <table:table-cell table:style-name="ce2" table:formula="of:=SQRT([.AV14])" office:value-type="float" office:value="80.9814793641114" calcext:value-type="float">
            <text:p>81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452" calcext:value-type="float">
            <text:p>452</text:p>
          </table:table-cell>
          <table:table-cell office:value-type="float" office:value="764" calcext:value-type="float">
            <text:p>764</text:p>
          </table:table-cell>
          <table:table-cell table:style-name="ce2" table:formula="of:=SQRT([.E15])" office:value-type="float" office:value="27.6405499221705" calcext:value-type="float">
            <text:p>28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L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R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X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D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J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P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V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420" calcext:value-type="float">
            <text:p>420</text:p>
          </table:table-cell>
          <table:table-cell office:value-type="float" office:value="445" calcext:value-type="float">
            <text:p>445</text:p>
          </table:table-cell>
          <table:table-cell table:style-name="ce2" table:formula="of:=SQRT([.E16])" office:value-type="float" office:value="21.095023109729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43"/>
        </table:table-row>
        <table:table-row table:style-name="ro1">
          <table:table-cell table:number-columns-repeated="9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 table:style-name="ce1"/>
          <table:table-cell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style-name="ce2" table:formula="of:=SQRT([.L18])" office:value-type="float" office:value="18.2482875908947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table:style-name="ce2" table:formula="of:=SQRT([.R18])" office:value-type="float" office:value="25.884358211089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669" calcext:value-type="float">
            <text:p>1669</text:p>
          </table:table-cell>
          <table:table-cell table:style-name="ce2" table:formula="of:=SQRT([.X18])" office:value-type="float" office:value="40.85339643163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3336" calcext:value-type="float">
            <text:p>3336</text:p>
          </table:table-cell>
          <table:table-cell table:style-name="ce2" table:formula="of:=SQRT([.AD18])" office:value-type="float" office:value="57.7581163127746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668" calcext:value-type="float">
            <text:p>6668</text:p>
          </table:table-cell>
          <table:table-cell table:style-name="ce2" table:formula="of:=SQRT([.AJ18])" office:value-type="float" office:value="81.6578226503744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13366" calcext:value-type="float">
            <text:p>13366</text:p>
          </table:table-cell>
          <table:table-cell table:style-name="ce2" table:formula="of:=SQRT([.AP18])" office:value-type="float" office:value="115.611418121222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26701" calcext:value-type="float">
            <text:p>26701</text:p>
          </table:table-cell>
          <table:table-cell table:style-name="ce2" table:formula="of:=SQRT([.AV18])" office:value-type="float" office:value="163.404406305338" calcext:value-type="float">
            <text:p>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1143" calcext:value-type="float">
            <text:p>1143</text:p>
          </table:table-cell>
          <table:table-cell office:value-type="float" office:value="874" calcext:value-type="float">
            <text:p>874</text:p>
          </table:table-cell>
          <table:table-cell table:style-name="ce2" table:formula="of:=SQRT([.E19])" office:value-type="float" office:value="29.563490998189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2" table:formula="of:=SQRT([.L19])" office:value-type="float" office:value="7.34846922834953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coh</text:p>
          </table:table-cell>
          <table:table-cell table:number-columns-repeated="2" office:value-type="float" office:value="107" calcext:value-type="float">
            <text:p>107</text:p>
          </table:table-cell>
          <table:table-cell table:style-name="ce2" table:formula="of:=SQRT([.R19])" office:value-type="float" office:value="10.3440804327886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table:style-name="ce2" table:formula="of:=SQRT([.X19])" office:value-type="float" office:value="16.431676725155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table:style-name="ce2" table:formula="of:=SQRT([.AD19])" office:value-type="float" office:value="23.2163735324878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1036" calcext:value-type="float">
            <text:p>1036</text:p>
          </table:table-cell>
          <table:table-cell office:value-type="float" office:value="1059" calcext:value-type="float">
            <text:p>1059</text:p>
          </table:table-cell>
          <table:table-cell table:style-name="ce2" table:formula="of:=SQRT([.AJ19])" office:value-type="float" office:value="32.542280190546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2080" calcext:value-type="float">
            <text:p>2080</text:p>
          </table:table-cell>
          <table:table-cell office:value-type="float" office:value="2099" calcext:value-type="float">
            <text:p>2099</text:p>
          </table:table-cell>
          <table:table-cell table:style-name="ce2" table:formula="of:=SQRT([.AP19])" office:value-type="float" office:value="45.8148447558212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4184" calcext:value-type="float">
            <text:p>4184</text:p>
          </table:table-cell>
          <table:table-cell office:value-type="float" office:value="4221" calcext:value-type="float">
            <text:p>4221</text:p>
          </table:table-cell>
          <table:table-cell table:style-name="ce2" table:formula="of:=SQRT([.AV19])" office:value-type="float" office:value="64.9692234831231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table:style-name="ce2" table:formula="of:=SQRT([.E20])" office:value-type="float" office:value="14.456832294801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L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R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X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D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J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P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V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243" calcext:value-type="float">
            <text:p>243</text:p>
          </table:table-cell>
          <table:table-cell office:value-type="float" office:value="503" calcext:value-type="float">
            <text:p>503</text:p>
          </table:table-cell>
          <table:table-cell table:style-name="ce2" table:formula="of:=SQRT([.E21])" office:value-type="float" office:value="22.4276614920058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L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R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X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D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J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P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2" table:formula="of:=SQRT([.AV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table:style-name="ce2" table:formula="of:=SQRT([.E22])" office:value-type="float" office:value="14.7309198626562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43"/>
        </table:table-row>
        <table:table-row table:style-name="ro1">
          <table:table-cell table:number-columns-repeated="9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 table:style-name="ce1"/>
          <table:table-cell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style-name="ce2" table:formula="of:=SQRT([.L24])" office:value-type="float" office:value="18.1934053986603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667" calcext:value-type="float">
            <text:p>667</text:p>
          </table:table-cell>
          <table:table-cell table:style-name="ce2" table:formula="of:=SQRT([.R24])" office:value-type="float" office:value="25.8263431402899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671" calcext:value-type="float">
            <text:p>1671</text:p>
          </table:table-cell>
          <table:table-cell table:style-name="ce2" table:formula="of:=SQRT([.X24])" office:value-type="float" office:value="40.8778668719394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3333" calcext:value-type="float">
            <text:p>3333</text:p>
          </table:table-cell>
          <table:table-cell table:style-name="ce2" table:formula="of:=SQRT([.AD24])" office:value-type="float" office:value="57.7321400954442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685" calcext:value-type="float">
            <text:p>6685</text:p>
          </table:table-cell>
          <table:table-cell table:style-name="ce2" table:formula="of:=SQRT([.AJ24])" office:value-type="float" office:value="81.7618492941543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13388" calcext:value-type="float">
            <text:p>13388</text:p>
          </table:table-cell>
          <table:table-cell table:style-name="ce2" table:formula="of:=SQRT([.AP24])" office:value-type="float" office:value="115.70652531296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26770" calcext:value-type="float">
            <text:p>26770</text:p>
          </table:table-cell>
          <table:table-cell table:style-name="ce2" table:formula="of:=SQRT([.AV24])" office:value-type="float" office:value="163.615402697912" calcext:value-type="float">
            <text:p>16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602" calcext:value-type="float">
            <text:p>602</text:p>
          </table:table-cell>
          <table:table-cell office:value-type="float" office:value="461" calcext:value-type="float">
            <text:p>461</text:p>
          </table:table-cell>
          <table:table-cell table:style-name="ce2" table:formula="of:=SQRT([.E25])" office:value-type="float" office:value="21.4709105535839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L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R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X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D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J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P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2" table:formula="of:=SQRT([.AV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table:style-name="ce2" table:formula="of:=SQRT([.E26])" office:value-type="float" office:value="10.4403065089106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L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R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X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D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J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P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2" table:formula="of:=SQRT([.AV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table:style-name="ce2" table:formula="of:=SQRT([.E27])" office:value-type="float" office:value="16.062378404209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2" table:formula="of:=SQRT([.L27])" office:value-type="float" office:value="8.48528137423857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style-name="ce2" table:formula="of:=SQRT([.R27])" office:value-type="float" office:value="11.9582607431014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table:style-name="ce2" table:formula="of:=SQRT([.X27])" office:value-type="float" office:value="18.8679622641132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700" calcext:value-type="float">
            <text:p>700</text:p>
          </table:table-cell>
          <table:table-cell office:value-type="float" office:value="717" calcext:value-type="float">
            <text:p>717</text:p>
          </table:table-cell>
          <table:table-cell table:style-name="ce2" table:formula="of:=SQRT([.AD27])" office:value-type="float" office:value="26.7768556779918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400" calcext:value-type="float">
            <text:p>1400</text:p>
          </table:table-cell>
          <table:table-cell office:value-type="float" office:value="1406" calcext:value-type="float">
            <text:p>1406</text:p>
          </table:table-cell>
          <table:table-cell table:style-name="ce2" table:formula="of:=SQRT([.AJ27])" office:value-type="float" office:value="37.4966665185053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2800" calcext:value-type="float">
            <text:p>2800</text:p>
          </table:table-cell>
          <table:table-cell office:value-type="float" office:value="2797" calcext:value-type="float">
            <text:p>2797</text:p>
          </table:table-cell>
          <table:table-cell table:style-name="ce2" table:formula="of:=SQRT([.AP27])" office:value-type="float" office:value="52.8866712887094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5600" calcext:value-type="float">
            <text:p>5600</text:p>
          </table:table-cell>
          <table:table-cell office:value-type="float" office:value="5573" calcext:value-type="float">
            <text:p>5573</text:p>
          </table:table-cell>
          <table:table-cell table:style-name="ce2" table:formula="of:=SQRT([.AV27])" office:value-type="float" office:value="74.6525284233562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table:style-name="ce2" table:formula="of:=SQRT([.E28])" office:value-type="float" office:value="10.6770782520313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43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/>
          <table:table-cell table:style-name="ce1" office:value-type="string" calcext:value-type="string">
            <text:p>#N_fit error</text:p>
          </table:table-cell>
          <table:table-cell table:style-name="ce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table:style-name="ce2" table:formula="of:=SQRT([.E31])" office:value-type="float" office:value="10.3440804327886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table:formula="of:=SQRT([.E32])" office:value-type="float" office:value="4.24264068711929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style-name="ce2" table:formula="of:=SQRT([.E33])" office:value-type="float" office:value="7.14142842854285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2" table:formula="of:=SQRT([.E34])" office:value-type="float" office:value="5.47722557505166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6737" calcext:value-type="float">
            <text:p>6737</text:p>
          </table:table-cell>
          <table:table-cell table:style-name="ce2" table:formula="of:=SQRT([.K34])" office:value-type="float" office:value="82.0792300158816" calcext:value-type="float">
            <text:p>82</text:p>
          </table:table-cell>
          <table:table-cell office:value-type="float" office:value="657" calcext:value-type="float">
            <text:p>65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37" calcext:value-type="float">
            <text:p>837</text:p>
          </table:table-cell>
          <table:table-cell table:style-name="ce2" table:formula="of:=SQRT([.K35])" office:value-type="float" office:value="28.930952282978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781" calcext:value-type="float">
            <text:p>781</text:p>
          </table:table-cell>
          <table:table-cell table:style-name="ce2" table:formula="of:=SQRT([.K36])" office:value-type="float" office:value="27.9463772249642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26" calcext:value-type="float">
            <text:p>1526</text:p>
          </table:table-cell>
          <table:table-cell table:style-name="ce2" table:formula="of:=SQRT([.K37])" office:value-type="float" office:value="39.0640499692492" calcext:value-type="float">
            <text:p>39</text:p>
          </table:table-cell>
          <table:table-cell office:value-type="float" office:value="634" calcext:value-type="float">
            <text:p>634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664" calcext:value-type="float">
            <text:p>1664</text:p>
          </table:table-cell>
          <table:table-cell table:style-name="ce2" table:formula="of:=SQRT([.K38])" office:value-type="float" office:value="40.7921561087423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table:number-columns-repeated="37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36"/>
        </table:table-row>
        <table:table-row table:style-name="ro1">
          <table:table-cell table:number-columns-repeated="9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305" calcext:value-type="float">
            <text:p>6305</text:p>
          </table:table-cell>
          <table:table-cell table:style-name="ce2" table:formula="of:=SQRT([.K41])" office:value-type="float" office:value="79.4040301244213" calcext:value-type="float">
            <text:p>79</text:p>
          </table:table-cell>
          <table:table-cell office:value-type="float" office:value="574" calcext:value-type="float">
            <text:p>574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37" calcext:value-type="float">
            <text:p>837</text:p>
          </table:table-cell>
          <table:table-cell table:style-name="ce2" table:formula="of:=SQRT([.K42])" office:value-type="float" office:value="28.9309522829789" calcext:value-type="float">
            <text:p>29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887" calcext:value-type="float">
            <text:p>887</text:p>
          </table:table-cell>
          <table:table-cell table:style-name="ce2" table:formula="of:=SQRT([.K43])" office:value-type="float" office:value="29.7825452236709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940" calcext:value-type="float">
            <text:p>1940</text:p>
          </table:table-cell>
          <table:table-cell table:style-name="ce2" table:formula="of:=SQRT([.K44])" office:value-type="float" office:value="44.0454310910905" calcext:value-type="float">
            <text:p>44</text:p>
          </table:table-cell>
          <table:table-cell office:value-type="float" office:value="559" calcext:value-type="float">
            <text:p>559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578" calcext:value-type="float">
            <text:p>1578</text:p>
          </table:table-cell>
          <table:table-cell table:style-name="ce2" table:formula="of:=SQRT([.K45])" office:value-type="float" office:value="39.7240481320824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ce1"/>
          <table:table-cell table:number-columns-repeated="36"/>
        </table:table-row>
        <table:table-row table:style-name="ro1">
          <table:table-cell table:number-columns-repeated="12"/>
          <table:table-cell table:style-name="ce2"/>
          <table:table-cell table:number-columns-repeated="37"/>
        </table:table-row>
        <table:table-row table:style-name="ro1">
          <table:table-cell table:number-columns-repeated="9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742" calcext:value-type="float">
            <text:p>6742</text:p>
          </table:table-cell>
          <table:table-cell table:style-name="ce2" table:formula="of:=SQRT([.K48])" office:value-type="float" office:value="82.1096827420494" calcext:value-type="float">
            <text:p>82</text:p>
          </table:table-cell>
          <table:table-cell office:value-type="float" office:value="585" calcext:value-type="float">
            <text:p>585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37" calcext:value-type="float">
            <text:p>837</text:p>
          </table:table-cell>
          <table:table-cell table:style-name="ce2" table:formula="of:=SQRT([.K49])" office:value-type="float" office:value="28.930952282978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781" calcext:value-type="float">
            <text:p>781</text:p>
          </table:table-cell>
          <table:table-cell table:style-name="ce2" table:formula="of:=SQRT([.K50])" office:value-type="float" office:value="27.9463772249642" calcext:value-type="float">
            <text:p>28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21" calcext:value-type="float">
            <text:p>1521</text:p>
          </table:table-cell>
          <table:table-cell table:style-name="ce2" table:formula="of:=SQRT([.K51])" office:value-type="float" office:value="39" calcext:value-type="float">
            <text:p>39</text:p>
          </table:table-cell>
          <table:table-cell office:value-type="float" office:value="583" calcext:value-type="float">
            <text:p>583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664" calcext:value-type="float">
            <text:p>1664</text:p>
          </table:table-cell>
          <table:table-cell table:style-name="ce2" table:formula="of:=SQRT([.K52])" office:value-type="float" office:value="40.7921561087423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37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9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748" calcext:value-type="float">
            <text:p>6748</text:p>
          </table:table-cell>
          <table:table-cell table:style-name="ce2" table:formula="of:=SQRT([.K55])" office:value-type="float" office:value="82.1462111116514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1071" calcext:value-type="float">
            <text:p>1071</text:p>
          </table:table-cell>
          <table:table-cell table:style-name="ce2" table:formula="of:=SQRT([.K56])" office:value-type="float" office:value="32.7261363439071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735" calcext:value-type="float">
            <text:p>735</text:p>
          </table:table-cell>
          <table:table-cell table:style-name="ce2" table:formula="of:=SQRT([.K57])" office:value-type="float" office:value="27.1108834234519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26" calcext:value-type="float">
            <text:p>1526</text:p>
          </table:table-cell>
          <table:table-cell table:style-name="ce2" table:formula="of:=SQRT([.K58])" office:value-type="float" office:value="39.0640499692492" calcext:value-type="float">
            <text:p>39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465" calcext:value-type="float">
            <text:p>1465</text:p>
          </table:table-cell>
          <table:table-cell table:style-name="ce2" table:formula="of:=SQRT([.K59])" office:value-type="float" office:value="38.2753184180093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37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9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663" calcext:value-type="float">
            <text:p>6663</text:p>
          </table:table-cell>
          <table:table-cell table:style-name="ce2" table:formula="of:=SQRT([.K62])" office:value-type="float" office:value="81.6272013485701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64" calcext:value-type="float">
            <text:p>864</text:p>
          </table:table-cell>
          <table:table-cell table:style-name="ce2" table:formula="of:=SQRT([.K63])" office:value-type="float" office:value="29.3938769133981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823" calcext:value-type="float">
            <text:p>823</text:p>
          </table:table-cell>
          <table:table-cell table:style-name="ce2" table:formula="of:=SQRT([.K64])" office:value-type="float" office:value="28.6879765755621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88" calcext:value-type="float">
            <text:p>1588</text:p>
          </table:table-cell>
          <table:table-cell table:style-name="ce2" table:formula="of:=SQRT([.K65])" office:value-type="float" office:value="39.8497176903426" calcext:value-type="float">
            <text:p>40</text:p>
          </table:table-cell>
          <table:table-cell office:value-type="float" office:value="632" calcext:value-type="float">
            <text:p>632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664" calcext:value-type="float">
            <text:p>1664</text:p>
          </table:table-cell>
          <table:table-cell table:style-name="ce2" table:formula="of:=SQRT([.K66])" office:value-type="float" office:value="40.7921561087423" calcext:value-type="float">
            <text:p>41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 table:number-rows-repeated="1048509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List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8" office:value-type="string" calcext:value-type="string" table:number-columns-spanned="10" table:number-rows-spanned="2">
            <text:p>With gamma gamma constrained</text:p>
          </table:table-cell>
          <table:covered-table-cell table:number-columns-repeated="7"/>
          <table:covered-table-cell table:style-name="Default"/>
          <table:covered-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Data</text:p>
          </table:table-cell>
          <table:covered-table-cell/>
          <table:table-cell table:style-name="ce5" office:value-type="string" calcext:value-type="string">
            <text:p>chi2/ndf:</text:p>
          </table:table-cell>
          <table:table-cell office:value-type="float" office:value="0.835261" calcext:value-type="float">
            <text:p>0,835261</text:p>
          </table:table-cell>
          <table:table-cell/>
          <table:table-cell table:style-name="ce7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4365" calcext:value-type="float">
            <text:p>0,564365</text:p>
          </table:table-cell>
          <table:table-cell/>
          <table:table-cell table:style-name="ce4" office:value-type="string" calcext:value-type="string" table:number-columns-spanned="2" table:number-rows-spanned="1">
            <text:p>Data</text:p>
          </table:table-cell>
          <table:covered-table-cell/>
          <table:table-cell table:style-name="ce5" office:value-type="string" calcext:value-type="string">
            <text:p>chi2/ndf:</text:p>
          </table:table-cell>
          <table:table-cell office:value-type="float" office:value="0.835261" calcext:value-type="float">
            <text:p>0,835261</text:p>
          </table:table-cell>
          <table:table-cell/>
          <table:table-cell table:style-name="ce7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4365" calcext:value-type="float">
            <text:p>0,564365</text:p>
          </table:table-cell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office:value-type="string" calcext:value-type="string">
            <text:p>coh</text:p>
          </table:table-cell>
          <table:table-cell office:value-type="float" office:value="6918" calcext:value-type="float">
            <text:p>6918</text:p>
          </table:table-cell>
          <table:table-cell table:style-name="ce2" table:formula="of:=SQRT([.B5])" office:value-type="float" office:value="83.1745153277132" calcext:value-type="float">
            <text:p>83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45" calcext:value-type="float">
            <text:p>6245</text:p>
          </table:table-cell>
          <table:table-cell table:formula="of:=SQRT([.H5])" office:value-type="float" office:value="79.0253124005214" calcext:value-type="float">
            <text:p>79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918" calcext:value-type="float">
            <text:p>6918</text:p>
          </table:table-cell>
          <table:table-cell table:style-name="ce2" table:formula="of:=SQRT([.M5])" office:value-type="float" office:value="83.1745153277132" calcext:value-type="float">
            <text:p>83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45" calcext:value-type="float">
            <text:p>6245</text:p>
          </table:table-cell>
          <table:table-cell table:formula="of:=SQRT([.S5])" office:value-type="float" office:value="79.0253124005214" calcext:value-type="float">
            <text:p>7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incoh</text:p>
          </table:table-cell>
          <table:table-cell office:value-type="float" office:value="836" calcext:value-type="float">
            <text:p>836</text:p>
          </table:table-cell>
          <table:table-cell table:style-name="ce2" table:formula="of:=SQRT([.B6])" office:value-type="float" office:value="28.913664589601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table:formula="of:=SQRT([.H6])" office:value-type="float" office:value="27.8388218141501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836" calcext:value-type="float">
            <text:p>836</text:p>
          </table:table-cell>
          <table:table-cell table:style-name="ce2" table:formula="of:=SQRT([.M6])" office:value-type="float" office:value="28.913664589601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table:formula="of:=SQRT([.S6])" office:value-type="float" office:value="27.8388218141501" calcext:value-type="float">
            <text:p>2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oh2</text:p>
          </table:table-cell>
          <table:table-cell office:value-type="float" office:value="771" calcext:value-type="float">
            <text:p>771</text:p>
          </table:table-cell>
          <table:table-cell table:style-name="ce2" table:formula="of:=SQRT([.B7])" office:value-type="float" office:value="27.7668867538296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7" calcext:value-type="float">
            <text:p>847</text:p>
          </table:table-cell>
          <table:table-cell table:formula="of:=SQRT([.H7])" office:value-type="float" office:value="29.1032644217105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oh2</text:p>
          </table:table-cell>
          <table:table-cell office:value-type="float" office:value="771" calcext:value-type="float">
            <text:p>771</text:p>
          </table:table-cell>
          <table:table-cell table:style-name="ce2" table:formula="of:=SQRT([.M7])" office:value-type="float" office:value="27.7668867538296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7" calcext:value-type="float">
            <text:p>847</text:p>
          </table:table-cell>
          <table:table-cell table:formula="of:=SQRT([.S7])" office:value-type="float" office:value="29.1032644217105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352" calcext:value-type="float">
            <text:p>1352</text:p>
          </table:table-cell>
          <table:table-cell table:style-name="ce2" table:formula="of:=SQRT([.B8])" office:value-type="float" office:value="36.7695526217005" calcext:value-type="float">
            <text:p>37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7" calcext:value-type="float">
            <text:p>1927</text:p>
          </table:table-cell>
          <table:table-cell table:formula="of:=SQRT([.H8])" office:value-type="float" office:value="43.8976081352959" calcext:value-type="float">
            <text:p>44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52" calcext:value-type="float">
            <text:p>1352</text:p>
          </table:table-cell>
          <table:table-cell table:style-name="ce2" table:formula="of:=SQRT([.M8])" office:value-type="float" office:value="36.7695526217005" calcext:value-type="float">
            <text:p>37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7" calcext:value-type="float">
            <text:p>1927</text:p>
          </table:table-cell>
          <table:table-cell table:formula="of:=SQRT([.S8])" office:value-type="float" office:value="43.8976081352959" calcext:value-type="float">
            <text:p>4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table:style-name="ce2" table:formula="of:=SQRT([.B9])" office:value-type="float" office:value="40.8411557133243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7" calcext:value-type="float">
            <text:p>1677</text:p>
          </table:table-cell>
          <table:table-cell table:formula="of:=SQRT([.H9])" office:value-type="float" office:value="40.9511904588865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table:style-name="ce2" table:formula="of:=SQRT([.M9])" office:value-type="float" office:value="40.8411557133243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7" calcext:value-type="float">
            <text:p>1677</text:p>
          </table:table-cell>
          <table:table-cell table:formula="of:=SQRT([.S9])" office:value-type="float" office:value="40.9511904588865" calcext:value-type="float">
            <text:p>4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6999" calcext:value-type="float">
            <text:p>1,6999</text:p>
          </table:table-cell>
          <table:table-cell table:style-name="ce6" table:formula="of:=SQRT([.B10])" office:value-type="float" office:value="1.30380213222713" calcext:value-type="float">
            <text:p>1,30380</text:p>
          </table:table-cell>
          <table:table-cell office:value-type="float" office:value="1.005736" calcext:value-type="float">
            <text:p>1,005736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H10])" office:value-type="float" office:value="1.30384048104053" calcext:value-type="float">
            <text:p>1,30384</text:p>
          </table:table-cell>
          <table:table-cell office:value-type="float" office:value="0.0957796" calcext:value-type="float">
            <text:p>0,095779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6999" calcext:value-type="float">
            <text:p>1,6999</text:p>
          </table:table-cell>
          <table:table-cell table:style-name="ce6" table:formula="of:=SQRT([.M10])" office:value-type="float" office:value="1.30380213222713" calcext:value-type="float">
            <text:p>1,30380</text:p>
          </table:table-cell>
          <table:table-cell office:value-type="float" office:value="1.005736" calcext:value-type="float">
            <text:p>1,005736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S10])" office:value-type="float" office:value="1.30384048104053" calcext:value-type="float">
            <text:p>1,30384</text:p>
          </table:table-cell>
          <table:table-cell office:value-type="float" office:value="0.0957796" calcext:value-type="float">
            <text:p>0,095779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.5661" calcext:value-type="float">
            <text:p>3,5661</text:p>
          </table:table-cell>
          <table:table-cell table:style-name="ce6" table:formula="of:=SQRT([.B11])" office:value-type="float" office:value="1.88841203131096" calcext:value-type="float">
            <text:p>1,88841</text:p>
          </table:table-cell>
          <table:table-cell office:value-type="float" office:value="0.311468" calcext:value-type="float">
            <text:p>0,31146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66" calcext:value-type="float">
            <text:p>3,766</text:p>
          </table:table-cell>
          <table:table-cell table:style-name="ce6" table:formula="of:=SQRT([.H11])" office:value-type="float" office:value="1.94061845812102" calcext:value-type="float">
            <text:p>1,94062</text:p>
          </table:table-cell>
          <table:table-cell office:value-type="float" office:value="0.283356" calcext:value-type="float">
            <text:p>0,28335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661" calcext:value-type="float">
            <text:p>3,5661</text:p>
          </table:table-cell>
          <table:table-cell table:style-name="ce6" table:formula="of:=SQRT([.M11])" office:value-type="float" office:value="1.88841203131096" calcext:value-type="float">
            <text:p>1,88841</text:p>
          </table:table-cell>
          <table:table-cell office:value-type="float" office:value="0.311468" calcext:value-type="float">
            <text:p>0,31146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66" calcext:value-type="float">
            <text:p>3,766</text:p>
          </table:table-cell>
          <table:table-cell table:style-name="ce6" table:formula="of:=SQRT([.S11])" office:value-type="float" office:value="1.94061845812102" calcext:value-type="float">
            <text:p>1,94062</text:p>
          </table:table-cell>
          <table:table-cell office:value-type="float" office:value="0.283356" calcext:value-type="float">
            <text:p>0,283356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10"/>
          <table:table-cell table:style-name="Default"/>
          <table:table-cell/>
        </table:table-row>
        <table:table-row table:style-name="ro2">
          <table:table-cell table:number-columns-repeated="5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137" calcext:value-type="float">
            <text:p>0,56137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137" calcext:value-type="float">
            <text:p>0,56137</text:p>
          </table:table-cell>
        </table:table-row>
        <table:table-row table:style-name="ro1">
          <table:table-cell office:value-type="string" calcext:value-type="string">
            <text:p>Do not know How do determin n and b</text:p>
          </table:table-cell>
          <table:table-cell table:number-columns-repeated="4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/>
          <table:table-cell office:value-type="string" calcext:value-type="string">
            <text:p>Do not know How do determin n and b</text:p>
          </table:table-cell>
          <table:table-cell table:number-columns-repeated="4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office:value-type="string" calcext:value-type="string">
            <text:p>I také it from previous paper</text:p>
          </table:table-cell>
          <table:table-cell table:number-columns-repeated="4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367" calcext:value-type="float">
            <text:p>6367</text:p>
          </table:table-cell>
          <table:table-cell table:formula="of:=SQRT([.H15])" office:value-type="float" office:value="79.7934834431985" calcext:value-type="float">
            <text:p>8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I také it from previous paper</text:p>
          </table:table-cell>
          <table:table-cell table:number-columns-repeated="4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367" calcext:value-type="float">
            <text:p>6367</text:p>
          </table:table-cell>
          <table:table-cell table:formula="of:=SQRT([.S15])" office:value-type="float" office:value="79.7934834431985" calcext:value-type="float">
            <text:p>8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fixed</text:p>
          </table:table-cell>
          <table:table-cell table:formula="of:=SQRT([.H16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fixed</text:p>
          </table:table-cell>
          <table:table-cell table:formula="of:=SQRT([.S16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03" calcext:value-type="float">
            <text:p>803</text:p>
          </table:table-cell>
          <table:table-cell table:formula="of:=SQRT([.H17])" office:value-type="float" office:value="28.3372546306095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03" calcext:value-type="float">
            <text:p>803</text:p>
          </table:table-cell>
          <table:table-cell table:formula="of:=SQRT([.S17])" office:value-type="float" office:value="28.3372546306095" calcext:value-type="float">
            <text:p>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817" calcext:value-type="float">
            <text:p>1817</text:p>
          </table:table-cell>
          <table:table-cell table:formula="of:=SQRT([.H18])" office:value-type="float" office:value="42.6262829718942" calcext:value-type="float">
            <text:p>43</text:p>
          </table:table-cell>
          <table:table-cell office:value-type="float" office:value="607" calcext:value-type="float">
            <text:p>607</text:p>
          </table:table-cell>
          <table:table-cell table:number-columns-repeated="6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817" calcext:value-type="float">
            <text:p>1817</text:p>
          </table:table-cell>
          <table:table-cell table:formula="of:=SQRT([.S18])" office:value-type="float" office:value="42.6262829718942" calcext:value-type="float">
            <text:p>4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36" calcext:value-type="float">
            <text:p>1636</text:p>
          </table:table-cell>
          <table:table-cell table:formula="of:=SQRT([.H19])" office:value-type="float" office:value="40.4474968323134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36" calcext:value-type="float">
            <text:p>1636</text:p>
          </table:table-cell>
          <table:table-cell table:formula="of:=SQRT([.S19])" office:value-type="float" office:value="40.4474968323134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H20])" office:value-type="float" office:value="1.30384048104053" calcext:value-type="float">
            <text:p>1,30384</text:p>
          </table:table-cell>
          <table:table-cell office:value-type="float" office:value="0.131825" calcext:value-type="float">
            <text:p>0,131825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S20])" office:value-type="float" office:value="1.30384048104053" calcext:value-type="float">
            <text:p>1,30384</text:p>
          </table:table-cell>
          <table:table-cell office:value-type="float" office:value="0.131825" calcext:value-type="float">
            <text:p>0,1318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7379" calcext:value-type="float">
            <text:p>3,67379</text:p>
          </table:table-cell>
          <table:table-cell table:style-name="ce6" table:formula="of:=SQRT([.H21])" office:value-type="float" office:value="1.91671333276523" calcext:value-type="float">
            <text:p>1,91671</text:p>
          </table:table-cell>
          <table:table-cell office:value-type="float" office:value="0.319593" calcext:value-type="float">
            <text:p>0,319593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7379" calcext:value-type="float">
            <text:p>3,67379</text:p>
          </table:table-cell>
          <table:table-cell table:style-name="ce6" table:formula="of:=SQRT([.S21])" office:value-type="float" office:value="1.91671333276523" calcext:value-type="float">
            <text:p>1,91671</text:p>
          </table:table-cell>
          <table:table-cell office:value-type="float" office:value="0.319593" calcext:value-type="float">
            <text:p>0,319593</text:p>
          </table:table-cell>
        </table:table-row>
        <table:table-row table:style-name="ro1">
          <table:table-cell table:number-columns-repeated="5"/>
          <table:table-cell table:style-name="ce1" table:number-columns-repeated="5"/>
          <table:table-cell table:number-columns-repeated="6"/>
          <table:table-cell table:style-name="ce1" table:number-columns-repeated="5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9302" calcext:value-type="float">
            <text:p>0,569302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9302" calcext:value-type="float">
            <text:p>0,56930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6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601" calcext:value-type="float">
            <text:p>6601</text:p>
          </table:table-cell>
          <table:table-cell table:formula="of:=SQRT([.H25])" office:value-type="float" office:value="81.2465383877984" calcext:value-type="float">
            <text:p>81</text:p>
          </table:table-cell>
          <table:table-cell office:value-type="float" office:value="575" calcext:value-type="float">
            <text:p>575</text:p>
          </table:table-cell>
          <table:table-cell table:number-columns-repeated="6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601" calcext:value-type="float">
            <text:p>6601</text:p>
          </table:table-cell>
          <table:table-cell table:formula="of:=SQRT([.S25])" office:value-type="float" office:value="81.2465383877984" calcext:value-type="float">
            <text:p>8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70" calcext:value-type="float">
            <text:p>870</text:p>
          </table:table-cell>
          <table:table-cell table:formula="of:=SQRT([.H26])" office:value-type="float" office:value="29.4957624075052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70" calcext:value-type="float">
            <text:p>870</text:p>
          </table:table-cell>
          <table:table-cell table:formula="of:=SQRT([.S26])" office:value-type="float" office:value="29.4957624075052" calcext:value-type="float">
            <text:p>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fixed</text:p>
          </table:table-cell>
          <table:table-cell table:formula="of:=SQRT([.H27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fixed</text:p>
          </table:table-cell>
          <table:table-cell table:formula="of:=SQRT([.S27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629" calcext:value-type="float">
            <text:p>1629</text:p>
          </table:table-cell>
          <table:table-cell table:formula="of:=SQRT([.H28])" office:value-type="float" office:value="40.3608721412211" calcext:value-type="float">
            <text:p>40</text:p>
          </table:table-cell>
          <table:table-cell office:value-type="float" office:value="574" calcext:value-type="float">
            <text:p>574</text:p>
          </table:table-cell>
          <table:table-cell table:number-columns-repeated="6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629" calcext:value-type="float">
            <text:p>1629</text:p>
          </table:table-cell>
          <table:table-cell table:formula="of:=SQRT([.S28])" office:value-type="float" office:value="40.3608721412211" calcext:value-type="float">
            <text:p>4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42" calcext:value-type="float">
            <text:p>1642</text:p>
          </table:table-cell>
          <table:table-cell table:formula="of:=SQRT([.H29])" office:value-type="float" office:value="40.5215991787096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42" calcext:value-type="float">
            <text:p>1642</text:p>
          </table:table-cell>
          <table:table-cell table:formula="of:=SQRT([.S29])" office:value-type="float" office:value="40.5215991787096" calcext:value-type="float">
            <text:p>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H30])" office:value-type="float" office:value="1.30384048104053" calcext:value-type="float">
            <text:p>1,30384</text:p>
          </table:table-cell>
          <table:table-cell office:value-type="float" office:value="0.124875" calcext:value-type="float">
            <text:p>0,124875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S30])" office:value-type="float" office:value="1.30384048104053" calcext:value-type="float">
            <text:p>1,30384</text:p>
          </table:table-cell>
          <table:table-cell office:value-type="float" office:value="0.124875" calcext:value-type="float">
            <text:p>0,1248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9064" calcext:value-type="float">
            <text:p>3,69064</text:p>
          </table:table-cell>
          <table:table-cell table:style-name="ce6" table:formula="of:=SQRT([.H31])" office:value-type="float" office:value="1.92110384935328" calcext:value-type="float">
            <text:p>1,92110</text:p>
          </table:table-cell>
          <table:table-cell office:value-type="float" office:value="0.28677" calcext:value-type="float">
            <text:p>0,28677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9064" calcext:value-type="float">
            <text:p>3,69064</text:p>
          </table:table-cell>
          <table:table-cell table:style-name="ce6" table:formula="of:=SQRT([.S31])" office:value-type="float" office:value="1.92110384935328" calcext:value-type="float">
            <text:p>1,92110</text:p>
          </table:table-cell>
          <table:table-cell office:value-type="float" office:value="0.28677" calcext:value-type="float">
            <text:p>0,28677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6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833" calcext:value-type="float">
            <text:p>6833</text:p>
          </table:table-cell>
          <table:table-cell table:formula="of:=SQRT([.H35])" office:value-type="float" office:value="82.661962231730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833" calcext:value-type="float">
            <text:p>6833</text:p>
          </table:table-cell>
          <table:table-cell table:formula="of:=SQRT([.S35])" office:value-type="float" office:value="82.6619622317303" calcext:value-type="float">
            <text:p>8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04" calcext:value-type="float">
            <text:p>804</text:p>
          </table:table-cell>
          <table:table-cell table:formula="of:=SQRT([.H36])" office:value-type="float" office:value="28.3548937575156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04" calcext:value-type="float">
            <text:p>804</text:p>
          </table:table-cell>
          <table:table-cell table:formula="of:=SQRT([.S36])" office:value-type="float" office:value="28.3548937575156" calcext:value-type="float">
            <text:p>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10" calcext:value-type="float">
            <text:p>810</text:p>
          </table:table-cell>
          <table:table-cell table:formula="of:=SQRT([.H37])" office:value-type="float" office:value="28.4604989415154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10" calcext:value-type="float">
            <text:p>810</text:p>
          </table:table-cell>
          <table:table-cell table:formula="of:=SQRT([.S37])" office:value-type="float" office:value="28.4604989415154" calcext:value-type="float">
            <text:p>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ixed</text:p>
          </table:table-cell>
          <table:table-cell table:formula="of:=SQRT([.H38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ixed</text:p>
          </table:table-cell>
          <table:table-cell table:formula="of:=SQRT([.S38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2" calcext:value-type="float">
            <text:p>1672</text:p>
          </table:table-cell>
          <table:table-cell table:formula="of:=SQRT([.H39])" office:value-type="float" office:value="40.8900966005217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2" calcext:value-type="float">
            <text:p>1672</text:p>
          </table:table-cell>
          <table:table-cell table:formula="of:=SQRT([.S39])" office:value-type="float" office:value="40.8900966005217" calcext:value-type="float">
            <text:p>4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H40])" office:value-type="float" office:value="1.30384048104053" calcext:value-type="float">
            <text:p>1,30384</text:p>
          </table:table-cell>
          <table:table-cell office:value-type="float" office:value="0.10194" calcext:value-type="float">
            <text:p>0,10194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S40])" office:value-type="float" office:value="1.30384048104053" calcext:value-type="float">
            <text:p>1,30384</text:p>
          </table:table-cell>
          <table:table-cell office:value-type="float" office:value="0.10194" calcext:value-type="float">
            <text:p>0,101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33" calcext:value-type="float">
            <text:p>3,7533</text:p>
          </table:table-cell>
          <table:table-cell table:style-name="ce6" table:formula="of:=SQRT([.H41])" office:value-type="float" office:value="1.93734354206991" calcext:value-type="float">
            <text:p>1,93734</text:p>
          </table:table-cell>
          <table:table-cell office:value-type="float" office:value="0.283619" calcext:value-type="float">
            <text:p>0,283619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33" calcext:value-type="float">
            <text:p>3,7533</text:p>
          </table:table-cell>
          <table:table-cell table:style-name="ce6" table:formula="of:=SQRT([.S41])" office:value-type="float" office:value="1.93734354206991" calcext:value-type="float">
            <text:p>1,93734</text:p>
          </table:table-cell>
          <table:table-cell office:value-type="float" office:value="0.283619" calcext:value-type="float">
            <text:p>0,283619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5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  <table:table-cell table:number-columns-repeated="6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#entries</text:p>
          </table:table-cell>
          <table:table-cell table:style-name="ce1" office:value-type="string" calcext:value-type="string">
            <text:p>#N_fit</text:p>
          </table:table-cell>
          <table:table-cell table:style-name="ce1" office:value-type="string" calcext:value-type="string">
            <text:p>sqrt(#N_fit)</text:p>
          </table:table-cell>
          <table:table-cell table:style-name="ce1" office:value-type="string" calcext:value-type="string">
            <text:p>#N_fit err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50" calcext:value-type="float">
            <text:p>6250</text:p>
          </table:table-cell>
          <table:table-cell table:formula="of:=SQRT([.H45])" office:value-type="float" office:value="79.0569415042095" calcext:value-type="float">
            <text:p>79</text:p>
          </table:table-cell>
          <table:table-cell office:value-type="float" office:value="641" calcext:value-type="float">
            <text:p>641</text:p>
          </table:table-cell>
          <table:table-cell table:number-columns-repeated="6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50" calcext:value-type="float">
            <text:p>6250</text:p>
          </table:table-cell>
          <table:table-cell table:formula="of:=SQRT([.S45])" office:value-type="float" office:value="79.0569415042095" calcext:value-type="float">
            <text:p>7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85" calcext:value-type="float">
            <text:p>785</text:p>
          </table:table-cell>
          <table:table-cell table:formula="of:=SQRT([.H46])" office:value-type="float" office:value="28.017851452243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85" calcext:value-type="float">
            <text:p>785</text:p>
          </table:table-cell>
          <table:table-cell table:formula="of:=SQRT([.S46])" office:value-type="float" office:value="28.017851452243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3" calcext:value-type="float">
            <text:p>843</text:p>
          </table:table-cell>
          <table:table-cell table:formula="of:=SQRT([.H47])" office:value-type="float" office:value="29.034462281915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3" calcext:value-type="float">
            <text:p>843</text:p>
          </table:table-cell>
          <table:table-cell table:formula="of:=SQRT([.S47])" office:value-type="float" office:value="29.0344622819159" calcext:value-type="float">
            <text:p>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3" calcext:value-type="float">
            <text:p>1923</text:p>
          </table:table-cell>
          <table:table-cell table:formula="of:=SQRT([.H48])" office:value-type="float" office:value="43.8520238985614" calcext:value-type="float">
            <text:p>44</text:p>
          </table:table-cell>
          <table:table-cell office:value-type="float" office:value="621" calcext:value-type="float">
            <text:p>621</text:p>
          </table:table-cell>
          <table:table-cell table:number-columns-repeated="6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3" calcext:value-type="float">
            <text:p>1923</text:p>
          </table:table-cell>
          <table:table-cell table:formula="of:=SQRT([.S48])" office:value-type="float" office:value="43.8520238985614" calcext:value-type="float">
            <text:p>4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fixed</text:p>
          </table:table-cell>
          <table:table-cell table:formula="of:=SQRT([.H49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fixed</text:p>
          </table:table-cell>
          <table:table-cell table:formula="of:=SQRT([.S49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H50])" office:value-type="float" office:value="1.30384048104053" calcext:value-type="float">
            <text:p>1,30384</text:p>
          </table:table-cell>
          <table:table-cell office:value-type="float" office:value="0.0795964" calcext:value-type="float">
            <text:p>0,0795964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6" table:formula="of:=SQRT([.S50])" office:value-type="float" office:value="1.30384048104053" calcext:value-type="float">
            <text:p>1,30384</text:p>
          </table:table-cell>
          <table:table-cell office:value-type="float" office:value="0.0795964" calcext:value-type="float">
            <text:p>0,079596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047" calcext:value-type="float">
            <text:p>3,75047</text:p>
          </table:table-cell>
          <table:table-cell table:style-name="ce6" table:formula="of:=SQRT([.H51])" office:value-type="float" office:value="1.93661302277972" calcext:value-type="float">
            <text:p>1,93661</text:p>
          </table:table-cell>
          <table:table-cell office:value-type="float" office:value="0.285092" calcext:value-type="float">
            <text:p>0,28509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047" calcext:value-type="float">
            <text:p>3,75047</text:p>
          </table:table-cell>
          <table:table-cell table:style-name="ce6" table:formula="of:=SQRT([.S51])" office:value-type="float" office:value="1.93661302277972" calcext:value-type="float">
            <text:p>1,93661</text:p>
          </table:table-cell>
          <table:table-cell office:value-type="float" office:value="0.285092" calcext:value-type="float">
            <text:p>0,285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.00.0000</text:date>, <text:time style:data-style-name="N2" text:time-value="16:54:21.20750486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8:25:20.943216827</meta:creation-date>
    <dc:date>2018-03-18T18:40:15.685369263</dc:date>
    <meta:editing-duration>PT4H4M2S</meta:editing-duration>
    <meta:editing-cycles>23</meta:editing-cycles>
    <meta:generator>LibreOffice/5.1.6.2$Linux_X86_64 LibreOffice_project/10m0$Build-2</meta:generator>
    <meta:document-statistic meta:table-count="2" meta:cell-count="1233" meta:object-count="0"/>
  </office:meta>
</office:document-meta>
</file>